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61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>
          <table:table-cell/>
          <table:table-cell table:style-name="ce2" office:value-type="string" calcext:value-type="string">
            <text:p>Mas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x (AU per day)</text:p>
          </table:table-cell>
          <table:table-cell office:value-type="string" calcext:value-type="string">
            <text:p>vy (AU per day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n </text:p>
          </table:table-cell>
          <table:table-cell table:style-name="ce2" office:value-type="float" office:value="2E+030" calcext:value-type="float">
            <text:p>2.00E+30</text:p>
          </table:table-cell>
          <table:table-cell table:style-name="ce3" office:value-type="float" office:value="0.00224456169272438" calcext:value-type="float">
            <text:p>0.002244561692724</text:p>
          </table:table-cell>
          <table:table-cell table:style-name="ce3" office:value-type="float" office:value="0.00570777936569037" calcext:value-type="float">
            <text:p>0.00570777936569</text:p>
          </table:table-cell>
          <table:table-cell table:style-name="ce3" office:value-type="float" office:value="-0.00000518496797881438" calcext:value-type="float">
            <text:p>-5.18496797881438E-06</text:p>
          </table:table-cell>
          <table:table-cell table:style-name="ce3" office:value-type="float" office:value="0.0000055178681357652" calcext:value-type="float">
            <text:p>5.5178681357652E-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arth</text:p>
          </table:table-cell>
          <table:table-cell table:style-name="ce2" office:value-type="float" office:value="6E+024" calcext:value-type="float">
            <text:p>6.00E+24</text:p>
          </table:table-cell>
          <table:table-cell table:style-name="ce3" office:value-type="float" office:value="0.942184960440255" calcext:value-type="float">
            <text:p>0.942184960440255</text:p>
          </table:table-cell>
          <table:table-cell table:style-name="ce3" office:value-type="float" office:value="0.340480174993716" calcext:value-type="float">
            <text:p>0.340480174993716</text:p>
          </table:table-cell>
          <table:table-cell table:style-name="ce3" office:value-type="float" office:value="-0.00605136149306999" calcext:value-type="float">
            <text:p>-0.00605136149307</text:p>
          </table:table-cell>
          <table:table-cell table:style-name="ce3" office:value-type="float" office:value="0.016151506154507" calcext:value-type="float">
            <text:p>0.016151506154507</text:p>
          </table:table-cell>
          <table:table-cell table:number-columns-repeated="7"/>
          <table:table-cell office:value-type="string" calcext:value-type="string">
            <text:p>Mass sun</text:p>
          </table:table-cell>
          <table:table-cell table:formula="of:=2*10^30" office:value-type="float" office:value="2E+030" calcext:value-type="float">
            <text:p>2E+030</text:p>
          </table:table-cell>
        </table:table-row>
        <table:table-row table:style-name="ro1">
          <table:table-cell office:value-type="string" calcext:value-type="string">
            <text:p>jupiter</text:p>
          </table:table-cell>
          <table:table-cell table:style-name="ce2" office:value-type="float" office:value="1.9E+027" calcext:value-type="float">
            <text:p>1.90E+27</text:p>
          </table:table-cell>
          <table:table-cell table:style-name="ce3" office:value-type="float" office:value="-4.60051162865486" calcext:value-type="float">
            <text:p>-4.60051162865486</text:p>
          </table:table-cell>
          <table:table-cell table:style-name="ce3" office:value-type="float" office:value="-2.89703697044052" calcext:value-type="float">
            <text:p>-2.89703697044052</text:p>
          </table:table-cell>
          <table:table-cell table:style-name="ce3" office:value-type="float" office:value="0.00393341157920744" calcext:value-type="float">
            <text:p>0.003933411579207</text:p>
          </table:table-cell>
          <table:table-cell table:style-name="ce3" office:value-type="float" office:value="-0.00602682865943195" calcext:value-type="float">
            <text:p>-0.006026828659432</text:p>
          </table:table-cell>
          <table:table-cell table:number-columns-repeated="7"/>
          <table:table-cell office:value-type="string" calcext:value-type="string">
            <text:p>days per year</text:p>
          </table:table-cell>
          <table:table-cell office:value-type="float" office:value="365.25" calcext:value-type="float">
            <text:p>365.25</text:p>
          </table:table-cell>
        </table:table-row>
        <table:table-row table:style-name="ro1">
          <table:table-cell office:value-type="string" calcext:value-type="string">
            <text:p>mars</text:p>
          </table:table-cell>
          <table:table-cell table:style-name="ce2" office:value-type="float" office:value="6.6E+023" calcext:value-type="float">
            <text:p>6.60E+23</text:p>
          </table:table-cell>
          <table:table-cell table:style-name="ce3" office:value-type="float" office:value="-1.54546866673091" calcext:value-type="float">
            <text:p>-1.54546866673091</text:p>
          </table:table-cell>
          <table:table-cell table:style-name="ce3" office:value-type="float" office:value="0.620051605181488" calcext:value-type="float">
            <text:p>0.620051605181488</text:p>
          </table:table-cell>
          <table:table-cell table:style-name="ce3" office:value-type="float" office:value="-0.00464336107807028" calcext:value-type="float">
            <text:p>-0.00464336107807</text:p>
          </table:table-cell>
          <table:table-cell table:style-name="ce3" office:value-type="float" office:value="-0.0118055870814203" calcext:value-type="float">
            <text:p>-0.011805587081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enus</text:p>
          </table:table-cell>
          <table:table-cell table:style-name="ce2" office:value-type="float" office:value="4.9E+024" calcext:value-type="float">
            <text:p>4.90E+24</text:p>
          </table:table-cell>
          <table:table-cell table:style-name="ce3" office:value-type="float" office:value="-0.600828660623869" calcext:value-type="float">
            <text:p>-0.600828660623869</text:p>
          </table:table-cell>
          <table:table-cell table:style-name="ce3" office:value-type="float" office:value="0.394401883278202" calcext:value-type="float">
            <text:p>0.394401883278202</text:p>
          </table:table-cell>
          <table:table-cell table:style-name="ce3" office:value-type="float" office:value="-0.011044954151658" calcext:value-type="float">
            <text:p>-0.011044954151658</text:p>
          </table:table-cell>
          <table:table-cell table:style-name="ce3" office:value-type="float" office:value="-0.0170953640570757" calcext:value-type="float">
            <text:p>-0.0170953640570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turn</text:p>
          </table:table-cell>
          <table:table-cell table:style-name="ce2" office:value-type="float" office:value="5.5E+026" calcext:value-type="float">
            <text:p>5.50E+26</text:p>
          </table:table-cell>
          <table:table-cell table:style-name="ce3" office:value-type="float" office:value="-0.373808807105888" calcext:value-type="float">
            <text:p>-0.373808807105888</text:p>
          </table:table-cell>
          <table:table-cell table:style-name="ce3" office:value-type="float" office:value="-10.0483457022674" calcext:value-type="float">
            <text:p>-10.0483457022674</text:p>
          </table:table-cell>
          <table:table-cell table:style-name="ce3" office:value-type="float" office:value="0.00526801999953778" calcext:value-type="float">
            <text:p>0.005268019999538</text:p>
          </table:table-cell>
          <table:table-cell table:style-name="ce3" office:value-type="float" office:value="-0.000225016707965093" calcext:value-type="float">
            <text:p>-0.0002250167079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rcury</text:p>
          </table:table-cell>
          <table:table-cell table:style-name="ce2" office:value-type="float" office:value="3.3E+023" calcext:value-type="float">
            <text:p>3.30E+23</text:p>
          </table:table-cell>
          <table:table-cell table:style-name="ce3" office:value-type="float" office:value="-0.371416469854018" calcext:value-type="float">
            <text:p>-0.371416469854018</text:p>
          </table:table-cell>
          <table:table-cell table:style-name="ce3" office:value-type="float" office:value="-0.205909161582452" calcext:value-type="float">
            <text:p>-0.205909161582452</text:p>
          </table:table-cell>
          <table:table-cell table:style-name="ce3" office:value-type="float" office:value="0.00806868720750614" calcext:value-type="float">
            <text:p>0.008068687207506</text:p>
          </table:table-cell>
          <table:table-cell table:style-name="ce3" office:value-type="float" office:value="-0.0232433762361142" calcext:value-type="float">
            <text:p>-0.0232433762361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ranus</text:p>
          </table:table-cell>
          <table:table-cell table:style-name="ce2" office:value-type="float" office:value="8.8E+025" calcext:value-type="float">
            <text:p>8.80E+25</text:p>
          </table:table-cell>
          <table:table-cell table:style-name="ce3" office:value-type="float" office:value="17.8667133696774" calcext:value-type="float">
            <text:p>17.8667133696774</text:p>
          </table:table-cell>
          <table:table-cell table:style-name="ce3" office:value-type="float" office:value="8.796447324286" calcext:value-type="float">
            <text:p>8.796447324286</text:p>
          </table:table-cell>
          <table:table-cell table:style-name="ce3" office:value-type="float" office:value="-0.0017660496941039" calcext:value-type="float">
            <text:p>-0.001766049694104</text:p>
          </table:table-cell>
          <table:table-cell table:style-name="ce3" office:value-type="float" office:value="0.00334527861241765" calcext:value-type="float">
            <text:p>0.003345278612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eptune</text:p>
          </table:table-cell>
          <table:table-cell table:style-name="ce2" office:value-type="float" office:value="1.03E+026" calcext:value-type="float">
            <text:p>1.03E+26</text:p>
          </table:table-cell>
          <table:table-cell table:style-name="ce3" office:value-type="float" office:value="28.6102221523055" calcext:value-type="float">
            <text:p>28.6102221523055</text:p>
          </table:table-cell>
          <table:table-cell table:style-name="ce3" office:value-type="float" office:value="-8.8334147229035" calcext:value-type="float">
            <text:p>-8.8334147229035</text:p>
          </table:table-cell>
          <table:table-cell table:style-name="ce3" office:value-type="float" office:value="0.000904735639137717" calcext:value-type="float">
            <text:p>0.000904735639138</text:p>
          </table:table-cell>
          <table:table-cell table:style-name="ce3" office:value-type="float" office:value="0.00301786990088503" calcext:value-type="float">
            <text:p>0.0030178699008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uto</text:p>
          </table:table-cell>
          <table:table-cell table:style-name="ce2" office:value-type="float" office:value="1.31E+022" calcext:value-type="float">
            <text:p>1.31E+22</text:p>
          </table:table-cell>
          <table:table-cell table:style-name="ce3" office:value-type="float" office:value="10.5348500371964" calcext:value-type="float">
            <text:p>10.5348500371964</text:p>
          </table:table-cell>
          <table:table-cell table:style-name="ce3" office:value-type="float" office:value="-31.7139058730461" calcext:value-type="float">
            <text:p>-31.7139058730461</text:p>
          </table:table-cell>
          <table:table-cell table:style-name="ce3" office:value-type="float" office:value="0.00305314960653117" calcext:value-type="float">
            <text:p>0.003053149606531</text:p>
          </table:table-cell>
          <table:table-cell table:style-name="ce3" office:value-type="float" office:value="0.000344441648136413" calcext:value-type="float">
            <text:p>0.000344441648136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onversion to masses relative to sun, and velocities in velocity per year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COPY THE BELOW TO A SEPARATE FILE FOR LOADING INTO C++</text:p>
          </table:table-cell>
          <table:table-cell table:style-name="ce1" table:number-columns-repeated="4"/>
          <table:table-cell table:number-columns-repeated="10"/>
        </table:table-row>
        <table:table-row table:style-name="ro1">
          <table:table-cell/>
          <table:table-cell office:value-type="string" calcext:value-type="string">
            <text:p>Mass/mass_su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x (AU per year)</text:p>
          </table:table-cell>
          <table:table-cell office:value-type="string" calcext:value-type="string">
            <text:p>vy (AU per year)</text:p>
          </table:table-cell>
          <table:table-cell table:number-columns-repeated="3"/>
          <table:table-cell office:value-type="string" calcext:value-type="string">
            <text:p>Speed relative to eart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n </text:p>
          </table:table-cell>
          <table:table-cell table:formula="of:=[.B2]/[.$O$3]" office:value-type="float" office:value="1" calcext:value-type="float">
            <text:p>1</text:p>
          </table:table-cell>
          <table:table-cell table:formula="of:=[.C2]" office:value-type="float" office:value="0.00224456169272438" calcext:value-type="float">
            <text:p>0.002244561692724</text:p>
          </table:table-cell>
          <table:table-cell table:formula="of:=[.D2]" office:value-type="float" office:value="0.00570777936569037" calcext:value-type="float">
            <text:p>0.00570777936569</text:p>
          </table:table-cell>
          <table:table-cell table:formula="of:=[.E2]*[.$O$4]" office:value-type="float" office:value="-0.00189380955426195" calcext:value-type="float">
            <text:p>-0.001893809554262</text:p>
          </table:table-cell>
          <table:table-cell table:formula="of:=[.F2]*[.$O$4]" office:value-type="float" office:value="0.00201540133658824" calcext:value-type="float">
            <text:p>0.002015401336588</text:p>
          </table:table-cell>
          <table:table-cell office:value-type="string" calcext:value-type="string">
            <text:p>Sun </text:p>
          </table:table-cell>
          <table:table-cell table:formula="of:=([.E16]^2+[.F16]^2)^0.5" office:value-type="float" office:value="0.00276556633898656" calcext:value-type="float">
            <text:p>0.002765566338987</text:p>
          </table:table-cell>
          <table:table-cell table:formula="of:=[.H16]/(2*3.14)" office:value-type="float" office:value="0.000440376805571108" calcext:value-type="float">
            <text:p>0.000440376805571</text:p>
          </table:table-cell>
          <table:table-cell table:formula="of:=[.I16]/[.$I$17]" office:value-type="float" office:value="0.0004389929820181" calcext:value-type="float">
            <text:p>0.0004389929820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arth</text:p>
          </table:table-cell>
          <table:table-cell table:formula="of:=[.B3]/[.$O$3]" office:value-type="float" office:value="0.000003" calcext:value-type="float">
            <text:p>3E-06</text:p>
          </table:table-cell>
          <table:table-cell table:formula="of:=[.C3]" office:value-type="float" office:value="0.942184960440255" calcext:value-type="float">
            <text:p>0.942184960440255</text:p>
          </table:table-cell>
          <table:table-cell table:formula="of:=[.D3]" office:value-type="float" office:value="0.340480174993716" calcext:value-type="float">
            <text:p>0.340480174993716</text:p>
          </table:table-cell>
          <table:table-cell table:formula="of:=[.E3]*[.$O$4]" office:value-type="float" office:value="-2.21025978534381" calcext:value-type="float">
            <text:p>-2.21025978534381</text:p>
          </table:table-cell>
          <table:table-cell table:formula="of:=[.F3]*[.$O$4]" office:value-type="float" office:value="5.89933762293368" calcext:value-type="float">
            <text:p>5.89933762293368</text:p>
          </table:table-cell>
          <table:table-cell office:value-type="string" calcext:value-type="string">
            <text:p>Earth</text:p>
          </table:table-cell>
          <table:table-cell table:formula="of:=([.E17]^2+[.F17]^2)^0.5" office:value-type="float" office:value="6.29979624337715" calcext:value-type="float">
            <text:p>6.29979624337715</text:p>
          </table:table-cell>
          <table:table-cell table:formula="of:=[.H17]/(2*3.14)" office:value-type="float" office:value="1.00315226805369" calcext:value-type="float">
            <text:p>1.00315226805369</text:p>
          </table:table-cell>
          <table:table-cell table:formula="of:=[.I17]/[.$I$17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piter</text:p>
          </table:table-cell>
          <table:table-cell table:formula="of:=[.B4]/[.$O$3]" office:value-type="float" office:value="0.00095" calcext:value-type="float">
            <text:p>0.00095</text:p>
          </table:table-cell>
          <table:table-cell table:formula="of:=[.C4]" office:value-type="float" office:value="-4.60051162865486" calcext:value-type="float">
            <text:p>-4.60051162865486</text:p>
          </table:table-cell>
          <table:table-cell table:formula="of:=[.D4]" office:value-type="float" office:value="-2.89703697044052" calcext:value-type="float">
            <text:p>-2.89703697044052</text:p>
          </table:table-cell>
          <table:table-cell table:formula="of:=[.E4]*[.$O$4]" office:value-type="float" office:value="1.43667857930552" calcext:value-type="float">
            <text:p>1.43667857930552</text:p>
          </table:table-cell>
          <table:table-cell table:formula="of:=[.F4]*[.$O$4]" office:value-type="float" office:value="-2.20129916785752" calcext:value-type="float">
            <text:p>-2.20129916785752</text:p>
          </table:table-cell>
          <table:table-cell office:value-type="string" calcext:value-type="string">
            <text:p>Jupiter</text:p>
          </table:table-cell>
          <table:table-cell table:formula="of:=([.E18]^2+[.F18]^2)^0.5" office:value-type="float" office:value="2.62864287544838" calcext:value-type="float">
            <text:p>2.62864287544838</text:p>
          </table:table-cell>
          <table:table-cell table:formula="of:=[.H18]/(2*3.14)" office:value-type="float" office:value="0.418573706281589" calcext:value-type="float">
            <text:p>0.418573706281589</text:p>
          </table:table-cell>
          <table:table-cell table:formula="of:=[.I18]/[.$I$17]" office:value-type="float" office:value="0.417258395969841" calcext:value-type="float">
            <text:p>0.4172583959698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s</text:p>
          </table:table-cell>
          <table:table-cell table:formula="of:=[.B5]/[.$O$3]" office:value-type="float" office:value="0.00000033" calcext:value-type="float">
            <text:p>3.3E-07</text:p>
          </table:table-cell>
          <table:table-cell table:formula="of:=[.C5]" office:value-type="float" office:value="-1.54546866673091" calcext:value-type="float">
            <text:p>-1.54546866673091</text:p>
          </table:table-cell>
          <table:table-cell table:formula="of:=[.D5]" office:value-type="float" office:value="0.620051605181488" calcext:value-type="float">
            <text:p>0.620051605181488</text:p>
          </table:table-cell>
          <table:table-cell table:formula="of:=[.E5]*[.$O$4]" office:value-type="float" office:value="-1.69598763376517" calcext:value-type="float">
            <text:p>-1.69598763376517</text:p>
          </table:table-cell>
          <table:table-cell table:formula="of:=[.F5]*[.$O$4]" office:value-type="float" office:value="-4.31199068148877" calcext:value-type="float">
            <text:p>-4.31199068148877</text:p>
          </table:table-cell>
          <table:table-cell office:value-type="string" calcext:value-type="string">
            <text:p>Mars</text:p>
          </table:table-cell>
          <table:table-cell table:formula="of:=([.E19]^2+[.F19]^2)^0.5" office:value-type="float" office:value="4.63353403906029" calcext:value-type="float">
            <text:p>4.63353403906029</text:p>
          </table:table-cell>
          <table:table-cell table:formula="of:=[.H19]/(2*3.14)" office:value-type="float" office:value="0.737823891570109" calcext:value-type="float">
            <text:p>0.737823891570109</text:p>
          </table:table-cell>
          <table:table-cell table:formula="of:=[.I19]/[.$I$17]" office:value-type="float" office:value="0.735505381452841" calcext:value-type="float">
            <text:p>0.7355053814528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nus</text:p>
          </table:table-cell>
          <table:table-cell table:formula="of:=[.B6]/[.$O$3]" office:value-type="float" office:value="0.00000245" calcext:value-type="float">
            <text:p>2.45E-06</text:p>
          </table:table-cell>
          <table:table-cell table:formula="of:=[.C6]" office:value-type="float" office:value="-0.600828660623869" calcext:value-type="float">
            <text:p>-0.600828660623869</text:p>
          </table:table-cell>
          <table:table-cell table:formula="of:=[.D6]" office:value-type="float" office:value="0.394401883278202" calcext:value-type="float">
            <text:p>0.394401883278202</text:p>
          </table:table-cell>
          <table:table-cell table:formula="of:=[.E6]*[.$O$4]" office:value-type="float" office:value="-4.03416950389309" calcext:value-type="float">
            <text:p>-4.03416950389309</text:p>
          </table:table-cell>
          <table:table-cell table:formula="of:=[.F6]*[.$O$4]" office:value-type="float" office:value="-6.2440817218469" calcext:value-type="float">
            <text:p>-6.2440817218469</text:p>
          </table:table-cell>
          <table:table-cell office:value-type="string" calcext:value-type="string">
            <text:p>Venus</text:p>
          </table:table-cell>
          <table:table-cell table:formula="of:=([.E20]^2+[.F20]^2)^0.5" office:value-type="float" office:value="7.43391418670161" calcext:value-type="float">
            <text:p>7.43391418670161</text:p>
          </table:table-cell>
          <table:table-cell table:formula="of:=[.H20]/(2*3.14)" office:value-type="float" office:value="1.18374429724548" calcext:value-type="float">
            <text:p>1.18374429724548</text:p>
          </table:table-cell>
          <table:table-cell table:formula="of:=[.I20]/[.$I$17]" office:value-type="float" office:value="1.1800245435742" calcext:value-type="float">
            <text:p>1.18002454357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turn</text:p>
          </table:table-cell>
          <table:table-cell table:formula="of:=[.B7]/[.$O$3]" office:value-type="float" office:value="0.000275" calcext:value-type="float">
            <text:p>0.000275</text:p>
          </table:table-cell>
          <table:table-cell table:formula="of:=[.C7]" office:value-type="float" office:value="-0.373808807105888" calcext:value-type="float">
            <text:p>-0.373808807105888</text:p>
          </table:table-cell>
          <table:table-cell table:formula="of:=[.D7]" office:value-type="float" office:value="-10.0483457022674" calcext:value-type="float">
            <text:p>-10.0483457022674</text:p>
          </table:table-cell>
          <table:table-cell table:formula="of:=[.E7]*[.$O$4]" office:value-type="float" office:value="1.92414430483117" calcext:value-type="float">
            <text:p>1.92414430483117</text:p>
          </table:table-cell>
          <table:table-cell table:formula="of:=[.F7]*[.$O$4]" office:value-type="float" office:value="-0.0821873525842502" calcext:value-type="float">
            <text:p>-0.08218735258425</text:p>
          </table:table-cell>
          <table:table-cell office:value-type="string" calcext:value-type="string">
            <text:p>Saturn</text:p>
          </table:table-cell>
          <table:table-cell table:formula="of:=([.E21]^2+[.F21]^2)^0.5" office:value-type="float" office:value="1.92589876855951" calcext:value-type="float">
            <text:p>1.92589876855951</text:p>
          </table:table-cell>
          <table:table-cell table:formula="of:=[.H21]/(2*3.14)" office:value-type="float" office:value="0.306671778433044" calcext:value-type="float">
            <text:p>0.306671778433044</text:p>
          </table:table-cell>
          <table:table-cell table:formula="of:=[.I21]/[.$I$17]" office:value-type="float" office:value="0.305708104541345" calcext:value-type="float">
            <text:p>0.3057081045413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rcury</text:p>
          </table:table-cell>
          <table:table-cell table:formula="of:=[.B8]/[.$O$3]" office:value-type="float" office:value="0.000000165" calcext:value-type="float">
            <text:p>1.65E-07</text:p>
          </table:table-cell>
          <table:table-cell table:formula="of:=[.C8]" office:value-type="float" office:value="-0.371416469854018" calcext:value-type="float">
            <text:p>-0.371416469854018</text:p>
          </table:table-cell>
          <table:table-cell table:formula="of:=[.D8]" office:value-type="float" office:value="-0.205909161582452" calcext:value-type="float">
            <text:p>-0.205909161582452</text:p>
          </table:table-cell>
          <table:table-cell table:formula="of:=[.E8]*[.$O$4]" office:value-type="float" office:value="2.94708800254162" calcext:value-type="float">
            <text:p>2.94708800254162</text:p>
          </table:table-cell>
          <table:table-cell table:formula="of:=[.F8]*[.$O$4]" office:value-type="float" office:value="-8.48964317024071" calcext:value-type="float">
            <text:p>-8.48964317024071</text:p>
          </table:table-cell>
          <table:table-cell office:value-type="string" calcext:value-type="string">
            <text:p>Mercury</text:p>
          </table:table-cell>
          <table:table-cell table:formula="of:=([.E22]^2+[.F22]^2)^0.5" office:value-type="float" office:value="8.98662165959709" calcext:value-type="float">
            <text:p>8.98662165959709</text:p>
          </table:table-cell>
          <table:table-cell table:formula="of:=[.H22]/(2*3.14)" office:value-type="float" office:value="1.43099071012692" calcext:value-type="float">
            <text:p>1.43099071012692</text:p>
          </table:table-cell>
          <table:table-cell table:formula="of:=[.I22]/[.$I$17]" office:value-type="float" office:value="1.42649401860331" calcext:value-type="float">
            <text:p>1.426494018603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ranus</text:p>
          </table:table-cell>
          <table:table-cell table:formula="of:=[.B9]/[.$O$3]" office:value-type="float" office:value="0.000044" calcext:value-type="float">
            <text:p>4.4E-05</text:p>
          </table:table-cell>
          <table:table-cell table:formula="of:=[.C9]" office:value-type="float" office:value="17.8667133696774" calcext:value-type="float">
            <text:p>17.8667133696774</text:p>
          </table:table-cell>
          <table:table-cell table:formula="of:=[.D9]" office:value-type="float" office:value="8.796447324286" calcext:value-type="float">
            <text:p>8.796447324286</text:p>
          </table:table-cell>
          <table:table-cell table:formula="of:=[.E9]*[.$O$4]" office:value-type="float" office:value="-0.64504965077145" calcext:value-type="float">
            <text:p>-0.64504965077145</text:p>
          </table:table-cell>
          <table:table-cell table:formula="of:=[.F9]*[.$O$4]" office:value-type="float" office:value="1.22186301318555" calcext:value-type="float">
            <text:p>1.22186301318555</text:p>
          </table:table-cell>
          <table:table-cell office:value-type="string" calcext:value-type="string">
            <text:p>Uranus</text:p>
          </table:table-cell>
          <table:table-cell table:formula="of:=([.E23]^2+[.F23]^2)^0.5" office:value-type="float" office:value="1.38167951238745" calcext:value-type="float">
            <text:p>1.38167951238745</text:p>
          </table:table-cell>
          <table:table-cell table:formula="of:=[.H23]/(2*3.14)" office:value-type="float" office:value="0.220012661208193" calcext:value-type="float">
            <text:p>0.220012661208193</text:p>
          </table:table-cell>
          <table:table-cell table:formula="of:=[.I23]/[.$I$17]" office:value-type="float" office:value="0.219321301675429" calcext:value-type="float">
            <text:p>0.2193213016754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ptune</text:p>
          </table:table-cell>
          <table:table-cell table:formula="of:=[.B10]/[.$O$3]" office:value-type="float" office:value="0.0000515" calcext:value-type="float">
            <text:p>5.15E-05</text:p>
          </table:table-cell>
          <table:table-cell table:formula="of:=[.C10]" office:value-type="float" office:value="28.6102221523055" calcext:value-type="float">
            <text:p>28.6102221523055</text:p>
          </table:table-cell>
          <table:table-cell table:formula="of:=[.D10]" office:value-type="float" office:value="-8.8334147229035" calcext:value-type="float">
            <text:p>-8.8334147229035</text:p>
          </table:table-cell>
          <table:table-cell table:formula="of:=[.E10]*[.$O$4]" office:value-type="float" office:value="0.330454692195051" calcext:value-type="float">
            <text:p>0.330454692195051</text:p>
          </table:table-cell>
          <table:table-cell table:formula="of:=[.F10]*[.$O$4]" office:value-type="float" office:value="1.10227698129826" calcext:value-type="float">
            <text:p>1.10227698129826</text:p>
          </table:table-cell>
          <table:table-cell office:value-type="string" calcext:value-type="string">
            <text:p>Neptune</text:p>
          </table:table-cell>
          <table:table-cell table:formula="of:=([.E24]^2+[.F24]^2)^0.5" office:value-type="float" office:value="1.1507453441547" calcext:value-type="float">
            <text:p>1.1507453441547</text:p>
          </table:table-cell>
          <table:table-cell table:formula="of:=[.H24]/(2*3.14)" office:value-type="float" office:value="0.183239704483233" calcext:value-type="float">
            <text:p>0.183239704483233</text:p>
          </table:table-cell>
          <table:table-cell table:formula="of:=[.I24]/[.$I$17]" office:value-type="float" office:value="0.182663898910137" calcext:value-type="float">
            <text:p>0.1826638989101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uto</text:p>
          </table:table-cell>
          <table:table-cell table:formula="of:=[.B11]/[.$O$3]" office:value-type="float" office:value="0.00000000655" calcext:value-type="float">
            <text:p>6.55E-09</text:p>
          </table:table-cell>
          <table:table-cell table:formula="of:=[.C11]" office:value-type="float" office:value="10.5348500371964" calcext:value-type="float">
            <text:p>10.5348500371964</text:p>
          </table:table-cell>
          <table:table-cell table:formula="of:=[.D11]" office:value-type="float" office:value="-31.7139058730461" calcext:value-type="float">
            <text:p>-31.7139058730461</text:p>
          </table:table-cell>
          <table:table-cell table:formula="of:=[.E11]*[.$O$4]" office:value-type="float" office:value="1.11516289378551" calcext:value-type="float">
            <text:p>1.11516289378551</text:p>
          </table:table-cell>
          <table:table-cell table:formula="of:=[.F11]*[.$O$4]" office:value-type="float" office:value="0.125807311981825" calcext:value-type="float">
            <text:p>0.125807311981825</text:p>
          </table:table-cell>
          <table:table-cell office:value-type="string" calcext:value-type="string">
            <text:p>Pluto</text:p>
          </table:table-cell>
          <table:table-cell table:formula="of:=([.E25]^2+[.F25]^2)^0.5" office:value-type="float" office:value="1.12223694442135" calcext:value-type="float">
            <text:p>1.12223694442135</text:p>
          </table:table-cell>
          <table:table-cell table:formula="of:=[.H25]/(2*3.14)" office:value-type="float" office:value="0.178700150385565" calcext:value-type="float">
            <text:p>0.178700150385565</text:p>
          </table:table-cell>
          <table:table-cell table:formula="of:=[.I25]/[.$I$17]" office:value-type="float" office:value="0.178138609736963" calcext:value-type="float">
            <text:p>0.17813860973696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5">00/00/0000</text:date>, <text:time style:data-style-name="N2" text:time-value="15:29:25.1689956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5T12:15:15.045564762</meta:creation-date>
    <dc:date>2017-10-15T19:56:23.893286486</dc:date>
    <meta:editing-duration>PT4H38M38S</meta:editing-duration>
    <meta:editing-cycles>10</meta:editing-cycles>
    <meta:generator>LibreOffice/5.3.1.2$Linux_X86_64 LibreOffice_project/30m0$Build-2</meta:generator>
    <meta:document-statistic meta:table-count="1" meta:cell-count="177" meta:object-count="0"/>
  </office:meta>
</office:document-meta>
</file>